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style="italic" style:text-underline-style="solid" style:text-underline-width="auto" style:text-underline-color="font-color" fo:font-weight="bold" officeooo:paragraph-rsid="00067044" style:font-style-asian="italic" style:font-weight-asian="bold" style:font-style-complex="italic" style:font-weight-complex="bold"/>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7044"/>
    </style:style>
    <style:style style:name="P3"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7044"/>
    </style:style>
    <style:style style:name="P4" style:family="paragraph" style:parent-style-name="Preformatted_20_Text">
      <style:text-properties officeooo:paragraph-rsid="00067044"/>
    </style:style>
    <style:style style:name="P5" style:family="paragraph" style:parent-style-name="Standard" style:master-page-name="Standard">
      <style:paragraph-properties fo:margin-left="0cm" fo:margin-right="0cm" fo:margin-top="0cm" fo:margin-bottom="0.353cm" loext:contextual-spacing="false" fo:line-height="115%" fo:text-align="start" style:justify-single-word="false" fo:orphans="0" fo:widows="0" fo:text-indent="0cm" style:auto-text-indent="false" style:page-number="auto" style:vertical-align="auto" style:writing-mode="lr-tb"/>
      <style:text-properties fo:font-style="italic" style:text-underline-style="solid" style:text-underline-width="auto" style:text-underline-color="font-color" fo:font-weight="bold" officeooo:paragraph-rsid="00067044" style:font-style-asian="italic" style:font-weight-asian="bold" style:font-style-complex="italic" style:font-weight-complex="bold"/>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67044" style:font-weight-asian="bold" style:font-weight-complex="bold"/>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7044" style:font-weight-asian="bold" style:font-weight-complex="bold"/>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7044"/>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7044"/>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1"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7044" style:font-weight-asian="bold" style:font-weight-complex="bold"/>
    </style:style>
    <style:style style:name="P12"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7044"/>
    </style:style>
    <style:style style:name="P13"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4"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15"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67044" style:font-weight-asian="bold" style:font-weight-complex="bold"/>
    </style:style>
    <style:style style:name="P16"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67044"/>
    </style:style>
    <style:style style:name="P1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67044"/>
    </style:style>
    <style:style style:name="T1" style:family="text">
      <style:text-properties style:font-name="courier" fo:font-style="normal" fo:font-weight="normal"/>
    </style:style>
    <style:style style:name="T2" style:family="text">
      <style:text-properties fo:font-variant="normal" fo:text-transform="none" fo:color="#000000" style:font-name="courier" fo:letter-spacing="normal" fo:font-style="normal" fo:font-weight="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javascript ya</text:p>
      <text:p text:style-name="P6">.-Estructuras secuenciales de programación. <text:s text:c="2"/>(seccion-1 linea-5)</text:p>
      <text:p text:style-name="P2">PROBLEMAS</text:p>
      <text:p text:style-name="P2"><text:s text:c="4"/>Realizar la carga del lado de un cuadrado, mostrar por pantalla el perímetro del mismo (El perímetro de un cuadrado se calcula multiplicando el valor del lado por cuatro)</text:p>
      <text:p text:style-name="P3">&lt;script&gt;</text:p>
      <text:p text:style-name="P4"><text:s text:c="2"/>var lado;</text:p>
      <text:p text:style-name="P4"><text:s text:c="2"/>lado=prompt('Ingrese medida del lado:','');</text:p>
      <text:p text:style-name="P4"><text:s text:c="2"/>var perimetro;</text:p>
      <text:p text:style-name="P4"><text:s text:c="2"/>perimetro=lado*4;</text:p>
      <text:p text:style-name="P4"><text:s text:c="2"/>document.write('Su perímetro es:');</text:p>
      <text:p text:style-name="P4"><text:s text:c="2"/>document.write(perimetro);</text:p>
      <text:p text:style-name="P4">&lt;/script&gt;</text:p>
      <text:p text:style-name="P2"/>
      <text:p text:style-name="P2"><text:s text:c="4"/>Escribir un programa en el cual se ingresen cuatro números, calcular e informar la suma de los dos primeros y el producto del tercero y el cuarto.</text:p>
      <text:p text:style-name="P3">&lt;script&gt;</text:p>
      <text:p text:style-name="P4"><text:s text:c="2"/>var num1;</text:p>
      <text:p text:style-name="P4"><text:s text:c="2"/>var num2;</text:p>
      <text:p text:style-name="P4"><text:s text:c="2"/>var num3;</text:p>
      <text:p text:style-name="P4"><text:s text:c="2"/>var num4;</text:p>
      <text:p text:style-name="P4"><text:s text:c="2"/>num1=prompt('Ingrese primer valor:','');</text:p>
      <text:p text:style-name="P4"><text:s text:c="2"/>num2=prompt('Ingrese segundo valor:','');</text:p>
      <text:p text:style-name="P4"><text:s text:c="2"/>num3=prompt('Ingrese tercer valor:','');</text:p>
      <text:p text:style-name="P4"><text:s text:c="2"/>num4=prompt('Ingrese cuarto valor:','');</text:p>
      <text:p text:style-name="P4"><text:s text:c="2"/>var suma;</text:p>
      <text:p text:style-name="P4"><text:s text:c="2"/>suma=parseInt(num1)+parseInt(num2);</text:p>
      <text:p text:style-name="P4"><text:s text:c="2"/>var producto;</text:p>
      <text:p text:style-name="P4"><text:s text:c="2"/>producto=parseInt(num3)*parseInt(num4);</text:p>
      <text:p text:style-name="P4"><text:s text:c="2"/>document.write('La suma de los dos primeros valores es:');</text:p>
      <text:p text:style-name="P4"><text:s text:c="2"/>document.write(suma);</text:p>
      <text:p text:style-name="P4"><text:s text:c="2"/>document.write('&lt;br&gt;');</text:p>
      <text:p text:style-name="P4"><text:s text:c="2"/>document.write('El producto del tercer y cuarto valor es:');</text:p>
      <text:p text:style-name="P4"><text:s text:c="2"/>document.write(producto);</text:p>
      <text:p text:style-name="P4">&lt;/script&gt;</text:p>
      <text:p text:style-name="P2"/>
      <text:p text:style-name="P2"><text:s text:c="4"/>Realizar un programa que lea cuatro valores numéricos e informar su suma y producto.</text:p>
      <text:p text:style-name="P3">&lt;script&gt;</text:p>
      <text:p text:style-name="P4"><text:soft-page-break/><text:s text:c="2"/>var num1;</text:p>
      <text:p text:style-name="P4"><text:s text:c="2"/>var num2;</text:p>
      <text:p text:style-name="P4"><text:s text:c="2"/>var num3;</text:p>
      <text:p text:style-name="P4"><text:s text:c="2"/>var num4;</text:p>
      <text:p text:style-name="P4"><text:s text:c="2"/>num1=prompt('Ingrese primer valor:','');</text:p>
      <text:p text:style-name="P4"><text:s text:c="2"/>num2=prompt('Ingrese segundo valor:','');</text:p>
      <text:p text:style-name="P4"><text:s text:c="2"/>num3=prompt('Ingrese tercer valor:','');</text:p>
      <text:p text:style-name="P4"><text:s text:c="2"/>num4=prompt('Ingrese cuarto valor:','');</text:p>
      <text:p text:style-name="P4"><text:s text:c="2"/>var suma;</text:p>
      <text:p text:style-name="P4"><text:s text:c="2"/>suma=parseInt(num1)+parseInt(num2)+parseInt(num3)+parseInt(num4);</text:p>
      <text:p text:style-name="P4"><text:s text:c="2"/>var producto;</text:p>
      <text:p text:style-name="P4"><text:s text:c="2"/>producto=parseInt(num1)*parseInt(num2)*parseInt(num3)*parseInt(num4);</text:p>
      <text:p text:style-name="P4"><text:s text:c="2"/>document.write('La suma de los cuatro valores es:');</text:p>
      <text:p text:style-name="P4"><text:s text:c="2"/>document.write(suma);</text:p>
      <text:p text:style-name="P4"><text:s text:c="2"/>document.write('&lt;br&gt;');</text:p>
      <text:p text:style-name="P4"><text:s text:c="2"/>document.write('El producto de los cuatro valor es:');</text:p>
      <text:p text:style-name="P4"><text:s text:c="2"/>document.write(producto);</text:p>
      <text:p text:style-name="P4">&lt;/script&gt;</text:p>
      <text:p text:style-name="P2"/>
      <text:p text:style-name="P2"><text:s text:c="4"/>Se debe desarrollar un programa que pida el ingreso del precio de un artículo y la cantidad que lleva el cliente. Mostrar lo que debe abonar el comprador (Ingresar por teclado un precio sin decimales, es decir un entero: 2, 7, 90 etc</text:p>
      <text:p text:style-name="P3">&lt;script&gt;</text:p>
      <text:p text:style-name="P4"><text:s text:c="2"/>var precio;</text:p>
      <text:p text:style-name="P4"><text:s text:c="2"/>var cantidad;</text:p>
      <text:p text:style-name="P4"><text:s text:c="2"/>precio=prompt('Ingrese precio del artículo','');</text:p>
      <text:p text:style-name="P4"><text:s text:c="2"/>cantidad=prompt('Ingrese la cantidad de artículos a llevar:','');</text:p>
      <text:p text:style-name="P4"><text:s text:c="2"/>var importe;</text:p>
      <text:p text:style-name="P4"><text:s text:c="2"/>importe=parseInt(precio)*parseInt(cantidad);</text:p>
      <text:p text:style-name="P4"><text:s text:c="2"/>document.write('Debe abonar:');</text:p>
      <text:p text:style-name="P4"><text:s text:c="2"/>document.write(importe);</text:p>
      <text:p text:style-name="P4">&lt;/script&gt;</text:p>
      <text:p text:style-name="P2"/>
      <text:p text:style-name="P2"/>
      <text:p text:style-name="P6">.-Estructuras condicionales simples. ( seccion-1 linea-6)</text:p>
      <text:p text:style-name="P7">Realizar la carga de una nota de un alumno. Mostrar un mensaje que aprobó si tiene una nota mayor o igual a 4:</text:p>
      <text:p text:style-name="P15">&lt;script&gt;</text:p>
      <text:p text:style-name="P14"><text:s text:c="2"/><text:span text:style-name="T1">var nombre;</text:span></text:p>
      <text:p text:style-name="P14"><text:s text:c="2"/><text:span text:style-name="T1">var nota;</text:span></text:p>
      <text:p text:style-name="P14"><text:soft-page-break/><text:s text:c="2"/><text:span text:style-name="T1">nombre=prompt('Ingrese nombre:','');</text:span></text:p>
      <text:p text:style-name="P14"><text:s text:c="2"/><text:span text:style-name="T1">nota=parseInt(prompt('Ingrese su nota:',''));</text:span></text:p>
      <text:p text:style-name="P14"><text:s text:c="2"/><text:span text:style-name="T1">if (nota&gt;=4)</text:span></text:p>
      <text:p text:style-name="P14"><text:s text:c="2"/><text:span text:style-name="T1">{</text:span></text:p>
      <text:p text:style-name="P14"><text:s text:c="4"/><text:span text:style-name="T1">document.write(nombre+' esta aprobado con un '+nota);</text:span></text:p>
      <text:p text:style-name="P14"><text:s text:c="2"/><text:span text:style-name="T1">}</text:span></text:p>
      <text:p text:style-name="P13">&lt;/script&gt;</text:p>
      <text:p text:style-name="P7"/>
      <text:p text:style-name="P2"><text:s text:c="3"/>Se ingresan tres notas de un alumno, si el promedio es mayor o igual a siete mostrar el mensaje 'Promocionado'. Tener en cuenta que para obtener el promedio debemos operar suma=nota1+nota2+nota3; y luego hacer promedio=suma/3;</text:p>
      <text:p text:style-name="P2">Cuando cargamos una nota y queremos convertir inmediatamente el valor ingresado a entero podemos hacer:</text:p>
      <text:p text:style-name="P2"><text:s text:c="4"/>nota1=prompt('Ingrese primer nota:','');</text:p>
      <text:p text:style-name="P2"><text:s text:c="4"/>nota1=parseInt(nota1);</text:p>
      <text:p text:style-name="P3">&lt;script&gt;</text:p>
      <text:p text:style-name="P4"><text:s text:c="2"/>var nota1;</text:p>
      <text:p text:style-name="P4"><text:s text:c="2"/>var nota2;</text:p>
      <text:p text:style-name="P4"><text:s text:c="2"/>var nota3;</text:p>
      <text:p text:style-name="P4"><text:s text:c="2"/>nota1=prompt('Ingrese primer nota','');</text:p>
      <text:p text:style-name="P4"><text:s text:c="2"/>nota1=parseInt(nota1);</text:p>
      <text:p text:style-name="P4"><text:s text:c="2"/>nota2=prompt('Ingrese segunda nota','');</text:p>
      <text:p text:style-name="P4"><text:s text:c="2"/>nota2=parseInt(nota2);</text:p>
      <text:p text:style-name="P4"><text:s text:c="2"/>nota3=prompt('Ingrese tercer nota','');</text:p>
      <text:p text:style-name="P4"><text:s text:c="2"/>nota3=parseInt(nota3);</text:p>
      <text:p text:style-name="P4"><text:s text:c="2"/>var suma;</text:p>
      <text:p text:style-name="P4"><text:s text:c="2"/>suma=nota1+nota2+nota3; </text:p>
      <text:p text:style-name="P4"><text:s text:c="2"/>var promedio;</text:p>
      <text:p text:style-name="P4"><text:s text:c="2"/>promedio=suma/3;</text:p>
      <text:p text:style-name="P4"><text:s text:c="2"/>if (promedio&gt;=7)</text:p>
      <text:p text:style-name="P4"><text:s text:c="2"/>{</text:p>
      <text:p text:style-name="P4"><text:s text:c="4"/>document.write('Promocionado');</text:p>
      <text:p text:style-name="P4"><text:s text:c="2"/>}</text:p>
      <text:p text:style-name="P4">&lt;/script&gt;</text:p>
      <text:p text:style-name="P2"/>
      <text:p text:style-name="P2"><text:s text:c="4"/>Solicitar que se ingrese dos veces una clave. Mostrar un mensaje si son iguales (tener en cuenta que para ver si dos variables tienen el mismo valor almacenado debemos utilizar el operador ==)</text:p>
      <text:p text:style-name="P3">&lt;script&gt;</text:p>
      <text:p text:style-name="P4"><text:soft-page-break/><text:s text:c="2"/>var clave1;</text:p>
      <text:p text:style-name="P4"><text:s text:c="2"/>var clave2;</text:p>
      <text:p text:style-name="P4"><text:s text:c="2"/>clave1=prompt('Ingrese una clave:','');</text:p>
      <text:p text:style-name="P4"><text:s text:c="2"/>clave2=prompt('Repita el ingreso de la clave:','');</text:p>
      <text:p text:style-name="P4"><text:s text:c="2"/>if (clave1==clave2)</text:p>
      <text:p text:style-name="P4"><text:s text:c="2"/>{</text:p>
      <text:p text:style-name="P4"><text:s text:c="4"/>document.write('Ingresó las dos claves iguales');</text:p>
      <text:p text:style-name="P4"><text:s text:c="2"/>} </text:p>
      <text:p text:style-name="P4">&lt;/script&gt;</text:p>
      <text:p text:style-name="P2"/>
      <text:p text:style-name="P2"/>
      <text:p text:style-name="P2"/>
      <text:p text:style-name="P2"/>
      <text:p text:style-name="P2"/>
      <text:p text:style-name="P2"/>
      <text:p text:style-name="P6">.-Estructuras condicionales compuestas. (seccion 1 linea 7)</text:p>
      <text:p text:style-name="P7">Realizar un programa que solicite dos números distintos y muestre el mayor de ellos:</text:p>
      <text:p text:style-name="P15">&lt;script&gt;</text:p>
      <text:p text:style-name="P14"><text:s text:c="2"/><text:span text:style-name="T1">var num1,num2;</text:span></text:p>
      <text:p text:style-name="P14"><text:s text:c="2"/><text:span text:style-name="T1">num1=prompt('Ingrese el primer número:','');</text:span></text:p>
      <text:p text:style-name="P14"><text:s text:c="2"/><text:span text:style-name="T1">num2=prompt('Ingrese el segundo número:','');</text:span></text:p>
      <text:p text:style-name="P14"><text:s text:c="2"/><text:span text:style-name="T1">num1=parseInt(num1);</text:span></text:p>
      <text:p text:style-name="P14"><text:s text:c="2"/><text:span text:style-name="T1">num2=parseInt(num2);</text:span></text:p>
      <text:p text:style-name="P14"><text:s text:c="2"/><text:span text:style-name="T1">if (num1&gt;num2)</text:span></text:p>
      <text:p text:style-name="P14"><text:s text:c="2"/><text:span text:style-name="T1">{</text:span></text:p>
      <text:p text:style-name="P14"><text:s text:c="4"/><text:span text:style-name="T1">document.write('el mayor es '+num1);</text:span></text:p>
      <text:p text:style-name="P14"><text:s text:c="2"/><text:span text:style-name="T1">}</text:span></text:p>
      <text:p text:style-name="P14"><text:s text:c="2"/><text:span text:style-name="T1">else</text:span></text:p>
      <text:p text:style-name="P14"><text:s text:c="2"/><text:span text:style-name="T1">{</text:span></text:p>
      <text:p text:style-name="P14"><text:s text:c="4"/><text:span text:style-name="T1">document.write('el mayor es '+num2);</text:span></text:p>
      <text:p text:style-name="P14"><text:s text:c="2"/><text:span text:style-name="T1">}</text:span></text:p>
      <text:p text:style-name="P13">&lt;/script&gt;</text:p>
      <text:p text:style-name="P7"/>
      <text:p text:style-name="P2"><text:s text:c="4"/>Realizar un programa que lea por teclado dos números, si el primero es mayor al segundo informar su suma y diferencia, en caso contrario informar el producto y la división del primero respecto al segundo.</text:p>
      <text:p text:style-name="P3"><text:soft-page-break/>&lt;script&gt;</text:p>
      <text:p text:style-name="P4"><text:s text:c="2"/>var num1,num2;</text:p>
      <text:p text:style-name="P4"><text:s text:c="2"/>num1=prompt('Ingrese el primer número:','');</text:p>
      <text:p text:style-name="P4"><text:s text:c="2"/>num2=prompt('Ingrese el segundo número:','');</text:p>
      <text:p text:style-name="P4"><text:s text:c="2"/>num1=parseInt(num1);</text:p>
      <text:p text:style-name="P4"><text:s text:c="2"/>num2=parseInt(num2);</text:p>
      <text:p text:style-name="P4"><text:s text:c="2"/>if (num1&gt;num2)</text:p>
      <text:p text:style-name="P4"><text:s text:c="2"/>{</text:p>
      <text:p text:style-name="P4"><text:s text:c="4"/>var suma,diferencia;</text:p>
      <text:p text:style-name="P4"><text:s text:c="4"/>suma=num1+num2;</text:p>
      <text:p text:style-name="P4"><text:s text:c="4"/>diferencia=num1-num2;</text:p>
      <text:p text:style-name="P4"><text:s text:c="4"/>document.write('La suma es:'+suma);</text:p>
      <text:p text:style-name="P4"><text:s text:c="4"/>document.write('&lt;br&gt;');</text:p>
      <text:p text:style-name="P4"><text:s text:c="4"/>document.write('La diferencia es:'+diferencia);</text:p>
      <text:p text:style-name="P4"><text:s text:c="2"/>}</text:p>
      <text:p text:style-name="P4"><text:s text:c="2"/>else</text:p>
      <text:p text:style-name="P4"><text:s text:c="2"/>{</text:p>
      <text:p text:style-name="P4"><text:s text:c="4"/>var producto,division;</text:p>
      <text:p text:style-name="P4"><text:s text:c="4"/>producto=num1*num2;</text:p>
      <text:p text:style-name="P4"><text:s text:c="4"/>division=num1/num2;</text:p>
      <text:p text:style-name="P4"><text:s text:c="4"/>document.write('El producto es '+producto);</text:p>
      <text:p text:style-name="P4"><text:s text:c="4"/>document.write('&lt;br&gt;');</text:p>
      <text:p text:style-name="P4"><text:s text:c="4"/>document.write('La división del primero respecto al segundo es:'+division);</text:p>
      <text:p text:style-name="P4"><text:s text:c="2"/>}</text:p>
      <text:p text:style-name="P4">&lt;/script&gt;</text:p>
      <text:p text:style-name="P2"/>
      <text:p text:style-name="P2"><text:s text:c="4"/>Se ingresan tres notas de un alumno, si el promedio es mayor o igual a 4 mostrar un mensaje 'regular', sino 'reprobado'.</text:p>
      <text:p text:style-name="P3">&lt;script&gt;</text:p>
      <text:p text:style-name="P4"><text:s text:c="2"/>var nota1,nota2,nota3;</text:p>
      <text:p text:style-name="P4"><text:s text:c="2"/>nota1=prompt('Ingrese primer nota:','');</text:p>
      <text:p text:style-name="P4"><text:s text:c="2"/>nota1=parseInt(nota1);</text:p>
      <text:p text:style-name="P4"><text:s text:c="2"/>nota2=prompt('Ingrese segunda nota:','');</text:p>
      <text:p text:style-name="P4"><text:s text:c="2"/>nota2=parseInt(nota2);</text:p>
      <text:p text:style-name="P4"><text:s text:c="2"/>nota3=prompt('Ingrese tercer nota:','');</text:p>
      <text:p text:style-name="P4"><text:s text:c="2"/>nota3=parseInt(nota3);</text:p>
      <text:p text:style-name="P4"><text:s text:c="2"/>var suma;</text:p>
      <text:p text:style-name="P4"><text:s text:c="2"/>suma=nota1+nota2+nota3;</text:p>
      <text:p text:style-name="P4"><text:s text:c="2"/>var promedio;</text:p>
      <text:p text:style-name="P4"><text:s text:c="2"/>promedio=suma/3;</text:p>
      <text:p text:style-name="P4"><text:s text:c="2"/>if (promedio&gt;=4)</text:p>
      <text:p text:style-name="P4"><text:s text:c="2"/>{</text:p>
      <text:p text:style-name="P4"><text:s text:c="4"/>document.write('Regular');</text:p>
      <text:p text:style-name="P4"><text:s text:c="2"/>}</text:p>
      <text:p text:style-name="P4"><text:s text:c="2"/>else</text:p>
      <text:p text:style-name="P4"><text:soft-page-break/><text:s text:c="2"/>{</text:p>
      <text:p text:style-name="P4"><text:s text:c="4"/>document.write('Reprobado');</text:p>
      <text:p text:style-name="P4"><text:s text:c="2"/>}</text:p>
      <text:p text:style-name="P4">&lt;/script&gt;</text:p>
      <text:p text:style-name="P2"/>
      <text:p text:style-name="P2"><text:s text:c="4"/>Se ingresa por teclado un número positivo de uno o dos dígitos (1..99) mostrar un mensaje indicando si el número tiene uno o dos dígitos (recordar de convertir a entero con parseInt para preguntar posteriormente por una variable entera). Tener en cuenta qué condición debe cumplirse para tener dos dígitos, un número entero.</text:p>
      <text:p text:style-name="P3">&lt;script type="text/javascript"&gt;</text:p>
      <text:p text:style-name="P4"><text:s text:c="2"/>var num;</text:p>
      <text:p text:style-name="P4"><text:s text:c="2"/>num=prompt('Ingrese un valor comprendido entre 1 y 99:','');</text:p>
      <text:p text:style-name="P4"><text:s text:c="2"/>num=parseInt(num);</text:p>
      <text:p text:style-name="P4"><text:s text:c="2"/>if (num&lt;10)</text:p>
      <text:p text:style-name="P4"><text:s text:c="2"/>{</text:p>
      <text:p text:style-name="P4"><text:s text:c="4"/>document.write('El valor ingresado tiene un dígito');</text:p>
      <text:p text:style-name="P4"><text:s text:c="2"/>}</text:p>
      <text:p text:style-name="P4"><text:s text:c="2"/>else</text:p>
      <text:p text:style-name="P4"><text:s text:c="2"/>{</text:p>
      <text:p text:style-name="P4"><text:s text:c="4"/>document.write('El valor ingresado tiene dos dígitos');</text:p>
      <text:p text:style-name="P4"><text:s text:c="2"/>}</text:p>
      <text:p text:style-name="P4">&lt;/script&gt;</text:p>
      <text:p text:style-name="P2"/>
      <text:p text:style-name="P2"/>
      <text:p text:style-name="P6">.-Estructuras condicionales anidadas. (seccion 1 linea 8)</text:p>
      <text:p text:style-name="P11">Confeccionar un programa que pida por teclado tres notas de un alumno, calcule el promedio e imprima alguno de estos mensajes:</text:p>
      <text:p text:style-name="P10">Si el promedio es &gt;=7 mostrar "Promocionado".<text:line-break/>Si el promedio es &gt;=4 y &lt;7 mostrar "Regular".<text:line-break/>Si el promedio es &lt;4 mostrar "Reprobado".</text:p>
      <text:p text:style-name="Text_20_body"><text:line-break/><text:span text:style-name="T2">&lt;script&gt;</text:span></text:p>
      <text:p text:style-name="P14"><text:s text:c="2"/><text:span text:style-name="T1">var num1,num2;</text:span></text:p>
      <text:p text:style-name="P14"><text:s text:c="2"/><text:span text:style-name="T1">num1=prompt('Ingrese el primer número:','');</text:span></text:p>
      <text:p text:style-name="P14"><text:s text:c="2"/><text:span text:style-name="T1">num2=prompt('Ingrese el segundo número:','');</text:span></text:p>
      <text:p text:style-name="P14"><text:s text:c="2"/><text:span text:style-name="T1">num1=parseInt(num1);</text:span></text:p>
      <text:p text:style-name="P14"><text:s text:c="2"/><text:span text:style-name="T1">num2=parseInt(num2);</text:span></text:p>
      <text:p text:style-name="P14"><text:s text:c="2"/><text:span text:style-name="T1">if (num1&gt;num2)</text:span></text:p>
      <text:p text:style-name="P14"><text:s text:c="2"/><text:span text:style-name="T1">{</text:span></text:p>
      <text:p text:style-name="P14"><text:soft-page-break/><text:s text:c="4"/><text:span text:style-name="T1">document.write('el mayor es '+num1);</text:span></text:p>
      <text:p text:style-name="P14"><text:s text:c="2"/><text:span text:style-name="T1">}</text:span></text:p>
      <text:p text:style-name="P14"><text:s text:c="2"/><text:span text:style-name="T1">else</text:span></text:p>
      <text:p text:style-name="P14"><text:s text:c="2"/><text:span text:style-name="T1">{</text:span></text:p>
      <text:p text:style-name="P14"><text:s text:c="4"/><text:span text:style-name="T1">document.write('el mayor es '+num2);</text:span></text:p>
      <text:p text:style-name="P14"><text:s text:c="2"/><text:span text:style-name="T1">}</text:span></text:p>
      <text:p text:style-name="P13">&lt;/script&gt;</text:p>
      <text:p text:style-name="Text_20_body"/>
      <text:p text:style-name="P2"><text:s/>Se cargan por teclado tres números distintos. Mostrar por pantalla el mayor de ellos.</text:p>
      <text:p text:style-name="P3">&lt;script&gt;</text:p>
      <text:p text:style-name="P4"><text:s text:c="2"/>var num1,num2,num3;</text:p>
      <text:p text:style-name="P4"><text:s text:c="2"/>num1=prompt('Ingrese primer valor:','');</text:p>
      <text:p text:style-name="P4"><text:s text:c="2"/>num1=parseInt(num1);</text:p>
      <text:p text:style-name="P4"><text:s text:c="2"/>num2=prompt('Ingrese segundo valor:','');</text:p>
      <text:p text:style-name="P4"><text:s text:c="2"/>num2=parseInt(num2);</text:p>
      <text:p text:style-name="P4"><text:s text:c="2"/>num3=prompt('Ingrese tercer valor:','');</text:p>
      <text:p text:style-name="P4"><text:s text:c="2"/>num3=parseInt(num3);</text:p>
      <text:p text:style-name="P4"><text:s text:c="2"/>if (num1&gt;num2)</text:p>
      <text:p text:style-name="P4"><text:s text:c="2"/>{</text:p>
      <text:p text:style-name="P4"><text:s text:c="4"/>if (num1&gt;num3)</text:p>
      <text:p text:style-name="P4"><text:s text:c="4"/>{</text:p>
      <text:p text:style-name="P4"><text:s text:c="6"/>document.write('El mayor de los tres es:'+num1); </text:p>
      <text:p text:style-name="P4"><text:s text:c="4"/>}</text:p>
      <text:p text:style-name="P4"><text:s text:c="4"/>else</text:p>
      <text:p text:style-name="P4"><text:s text:c="4"/>{</text:p>
      <text:p text:style-name="P4"><text:s text:c="7"/>document.write('El mayor de los tres es:'+num3); </text:p>
      <text:p text:style-name="P4"><text:s text:c="4"/>}</text:p>
      <text:p text:style-name="P4"><text:s text:c="2"/>}</text:p>
      <text:p text:style-name="P4"><text:s text:c="2"/>else</text:p>
      <text:p text:style-name="P4"><text:s text:c="2"/>{</text:p>
      <text:p text:style-name="P4"><text:s text:c="4"/>if (num2&gt;num3)</text:p>
      <text:p text:style-name="P4"><text:s text:c="4"/>{</text:p>
      <text:p text:style-name="P4"><text:s text:c="7"/>document.write('El mayor de los tres es:'+num2); <text:s text:c="2"/></text:p>
      <text:p text:style-name="P4"><text:s text:c="4"/>}</text:p>
      <text:p text:style-name="P4"><text:s text:c="4"/>else</text:p>
      <text:p text:style-name="P4"><text:s text:c="4"/>{</text:p>
      <text:p text:style-name="P4"><text:s text:c="7"/>document.write('El mayor de los tres es:'+num3); <text:s text:c="2"/></text:p>
      <text:p text:style-name="P4"><text:s text:c="4"/>}</text:p>
      <text:p text:style-name="P4"><text:s text:c="2"/>}</text:p>
      <text:p text:style-name="P4">&lt;/script&gt;</text:p>
      <text:p text:style-name="P2"/>
      <text:p text:style-name="P2">Se ingresa por teclado un valor entero, mostrar una leyenda que indique si el número es positivo, cero o negativo.</text:p>
      <text:p text:style-name="P3"><text:soft-page-break/>&lt;script&gt;</text:p>
      <text:p text:style-name="P4"><text:s/>var num;</text:p>
      <text:p text:style-name="P4"><text:s text:c="2"/>num=prompt('Ingrese un valor entero','');</text:p>
      <text:p text:style-name="P4"><text:s text:c="2"/>num=parseInt(num);</text:p>
      <text:p text:style-name="P4"><text:s text:c="2"/>if (num==0)</text:p>
      <text:p text:style-name="P4"><text:s text:c="2"/>{</text:p>
      <text:p text:style-name="P4"><text:s text:c="4"/>document.write('El número ingresado es cero');</text:p>
      <text:p text:style-name="P4"><text:s text:c="2"/>}</text:p>
      <text:p text:style-name="P4"><text:s text:c="2"/>else</text:p>
      <text:p text:style-name="P4"><text:s text:c="2"/>{</text:p>
      <text:p text:style-name="P4"><text:s text:c="4"/>if (num&gt;0)</text:p>
      <text:p text:style-name="P4"><text:s text:c="4"/>{</text:p>
      <text:p text:style-name="P4"><text:s text:c="6"/>document.write('El número ingresado es positivo');</text:p>
      <text:p text:style-name="P4"><text:s text:c="4"/>}</text:p>
      <text:p text:style-name="P4"><text:s text:c="4"/>else</text:p>
      <text:p text:style-name="P4"><text:s text:c="4"/>{</text:p>
      <text:p text:style-name="P4"><text:s text:c="6"/>document.write('El número ingresado es negativo');</text:p>
      <text:p text:style-name="P4"><text:s text:c="4"/>}</text:p>
      <text:p text:style-name="P4"><text:s text:c="2"/>}</text:p>
      <text:p text:style-name="P4">&lt;/script&gt;</text:p>
      <text:p text:style-name="P2"/>
      <text:p text:style-name="P2">Confeccionar un programa que permita cargar un número entero positivo de hasta tres cifras y muestre un mensaje indicando si tiene 1, 2, o 3 cifras.</text:p>
      <text:p text:style-name="P3">&lt;script&gt;</text:p>
      <text:p text:style-name="P4"><text:s text:c="2"/>var num;</text:p>
      <text:p text:style-name="P4"><text:s text:c="2"/>num=prompt('Ingrese un número de 1,2 o 3 dígitos','');</text:p>
      <text:p text:style-name="P4"><text:s text:c="2"/>num=parseInt(num);</text:p>
      <text:p text:style-name="P4"><text:s text:c="2"/>if (num&lt;10)</text:p>
      <text:p text:style-name="P4"><text:s text:c="2"/>{</text:p>
      <text:p text:style-name="P4"><text:s text:c="4"/>document.write('Tiene un dígito');</text:p>
      <text:p text:style-name="P4"><text:s text:c="2"/>}</text:p>
      <text:p text:style-name="P4"><text:s text:c="2"/>else</text:p>
      <text:p text:style-name="P4"><text:s text:c="2"/>{</text:p>
      <text:p text:style-name="P4"><text:s text:c="4"/>if (num&lt;100)</text:p>
      <text:p text:style-name="P4"><text:s text:c="4"/>{</text:p>
      <text:p text:style-name="P4"><text:s text:c="6"/>document.write('Tiene dos dígitos');</text:p>
      <text:p text:style-name="P4"><text:s text:c="4"/>}</text:p>
      <text:p text:style-name="P4"><text:s text:c="4"/>else</text:p>
      <text:p text:style-name="P4"><text:s text:c="4"/>{</text:p>
      <text:p text:style-name="P4"><text:s text:c="6"/>document.write('Tiene tres dígitos');</text:p>
      <text:p text:style-name="P4"><text:s text:c="4"/>}</text:p>
      <text:p text:style-name="P4"><text:s text:c="2"/>}</text:p>
      <text:p text:style-name="P4">&lt;/script&gt;</text:p>
      <text:p text:style-name="P2"/>
      <text:p text:style-name="P2"><text:soft-page-break/>De un postulante a un empleo, que realizó un test de capacitación, se obtuvo la siguiente información: nombre del postulante, cantidad total de preguntas que se le realizaron y cantidad de preguntas que contestó correctamente. Se pide confeccionar un programa que lea los datos del postulante e informe el nivel del mismo según el porcentaje de respuestas correctas que ha obtenido, y sabiendo que:</text:p>
      <text:p text:style-name="P2">Nivel superior: Porcentaje&gt;=90%.</text:p>
      <text:p text:style-name="P2">Nivel medio: Porcentaje&gt;=75% y &lt;90%.</text:p>
      <text:p text:style-name="P2">Nivel regular: Porcentaje&gt;=50% y &lt;75%.</text:p>
      <text:p text:style-name="P2">Fuera de nivel: Porcentaje&lt;50%.</text:p>
      <text:p text:style-name="P3">&lt;script&gt;</text:p>
      <text:p text:style-name="P4"><text:s/>var nombre;</text:p>
      <text:p text:style-name="P4"><text:s text:c="2"/>nombre=prompt('Ingrese el nombre del postulante','');</text:p>
      <text:p text:style-name="P4"><text:s text:c="2"/>var cantpreguntas;</text:p>
      <text:p text:style-name="P4"><text:s text:c="2"/>cantpreguntas=prompt('Cantidad de preguntas del test','');</text:p>
      <text:p text:style-name="P4"><text:s text:c="2"/>cantpreguntas=parseInt(cantpreguntas);</text:p>
      <text:p text:style-name="P4"><text:s text:c="2"/>var cantcorrectas;</text:p>
      <text:p text:style-name="P4"><text:s text:c="2"/>cantcorrectas=prompt('Cantidad de preguntas correctas','');</text:p>
      <text:p text:style-name="P4"><text:s text:c="2"/>cantcorrectas=parseInt(cantcorrectas);</text:p>
      <text:p text:style-name="P4"><text:s text:c="2"/>var porcentaje;</text:p>
      <text:p text:style-name="P4"><text:s text:c="2"/>porcentaje=cantcorrectas/cantpreguntas*100;</text:p>
      <text:p text:style-name="P4"><text:s text:c="2"/>if (porcentaje&gt;=90)</text:p>
      <text:p text:style-name="P4"><text:s text:c="2"/>{</text:p>
      <text:p text:style-name="P4"><text:s text:c="4"/>document.write('Nivel superior');</text:p>
      <text:p text:style-name="P4"><text:s text:c="2"/>}</text:p>
      <text:p text:style-name="P4"><text:s text:c="2"/>else</text:p>
      <text:p text:style-name="P4"><text:s text:c="2"/>{</text:p>
      <text:p text:style-name="P4"><text:s text:c="4"/>if (porcentaje&gt;=75)</text:p>
      <text:p text:style-name="P4"><text:s text:c="4"/>{</text:p>
      <text:p text:style-name="P4"><text:s text:c="6"/>document.write('Nivel medio');</text:p>
      <text:p text:style-name="P4"><text:s text:c="4"/>}</text:p>
      <text:p text:style-name="P4"><text:s text:c="4"/>else</text:p>
      <text:p text:style-name="P4"><text:s text:c="4"/>{</text:p>
      <text:p text:style-name="P4"><text:s text:c="6"/>if (porcentaje&gt;=50)</text:p>
      <text:p text:style-name="P4"><text:s text:c="6"/>{</text:p>
      <text:p text:style-name="P4"><text:s text:c="8"/>document.write('Nivel regular');</text:p>
      <text:p text:style-name="P4"><text:s text:c="6"/>}</text:p>
      <text:p text:style-name="P4"><text:s text:c="6"/>else</text:p>
      <text:p text:style-name="P4"><text:s text:c="6"/>{</text:p>
      <text:p text:style-name="P4"><text:s text:c="8"/>document.write('Fuera de nivel');</text:p>
      <text:p text:style-name="P4"><text:s text:c="6"/>}</text:p>
      <text:p text:style-name="P4"><text:s text:c="4"/>}</text:p>
      <text:p text:style-name="P4"><text:s text:c="2"/>}</text:p>
      <text:p text:style-name="P4">&lt;/script&gt;</text:p>
      <text:p text:style-name="P2"/>
      <text:p text:style-name="P2"><text:soft-page-break/></text:p>
      <text:p text:style-name="P6">.-Operadores lógicos &amp;&amp; (y) en las estructuras condicionales. <text:s/>(seccion 1 linea9)</text:p>
      <text:p text:style-name="P8">Confeccionar un programa que lea por teclado tres números distintos y nos muestre el mayor de ellos.</text:p>
      <text:p text:style-name="P16">&lt;script&gt;</text:p>
      <text:p text:style-name="P14"><text:s text:c="2"/><text:span text:style-name="T1">var num1,num2,num3;</text:span></text:p>
      <text:p text:style-name="P14"><text:s text:c="2"/><text:span text:style-name="T1">num1=prompt('Ingrese primer número:','');</text:span></text:p>
      <text:p text:style-name="P14"><text:s text:c="2"/><text:span text:style-name="T1">num2=prompt('Ingrese segundo número:','');</text:span></text:p>
      <text:p text:style-name="P14"><text:s text:c="2"/><text:span text:style-name="T1">num3=prompt('Ingrese tercer número:','');</text:span></text:p>
      <text:p text:style-name="P14"><text:s text:c="2"/><text:span text:style-name="T1">num1=parseInt(num1);</text:span></text:p>
      <text:p text:style-name="P14"><text:s text:c="2"/><text:span text:style-name="T1">num2=parseInt(num2);</text:span></text:p>
      <text:p text:style-name="P14"><text:s text:c="2"/><text:span text:style-name="T1">num3=parseInt(num3);</text:span></text:p>
      <text:p text:style-name="P14"><text:s text:c="2"/><text:span text:style-name="T1">if (num1&gt;num2 &amp;&amp; num1&gt;num3)</text:span></text:p>
      <text:p text:style-name="P14"><text:s text:c="2"/><text:span text:style-name="T1">{</text:span></text:p>
      <text:p text:style-name="P14"><text:s text:c="4"/><text:span text:style-name="T1">document.write('el mayor es el '+num1);</text:span></text:p>
      <text:p text:style-name="P14"><text:s text:c="2"/><text:span text:style-name="T1">}</text:span></text:p>
      <text:p text:style-name="P14"><text:s text:c="2"/><text:span text:style-name="T1">else</text:span></text:p>
      <text:p text:style-name="P14"><text:s text:c="2"/><text:span text:style-name="T1">{</text:span></text:p>
      <text:p text:style-name="P14"><text:s text:c="4"/><text:span text:style-name="T1">if (num2&gt;num3)</text:span></text:p>
      <text:p text:style-name="P14"><text:s text:c="4"/><text:span text:style-name="T1">{</text:span></text:p>
      <text:p text:style-name="P14"><text:s text:c="6"/><text:span text:style-name="T1">document.write('el mayor es el '+num2); </text:span></text:p>
      <text:p text:style-name="P14"><text:s text:c="4"/><text:span text:style-name="T1">}</text:span></text:p>
      <text:p text:style-name="P14"><text:s text:c="4"/><text:span text:style-name="T1">else</text:span></text:p>
      <text:p text:style-name="P14"><text:s text:c="4"/><text:span text:style-name="T1">{</text:span></text:p>
      <text:p text:style-name="P14"><text:s text:c="6"/><text:span text:style-name="T1">document.write('el mayor es el '+num3);</text:span></text:p>
      <text:p text:style-name="P14"><text:s text:c="4"/><text:span text:style-name="T1">}</text:span></text:p>
      <text:p text:style-name="P14"><text:s text:c="2"/><text:span text:style-name="T1">}</text:span></text:p>
      <text:p text:style-name="P13">&lt;/script&gt;</text:p>
      <text:p text:style-name="P8"/>
      <text:p text:style-name="P2"><text:s text:c="4"/>Realizar un programa que pida cargar una fecha cualquiera, luego verificar si dicha fecha corresponde a Navidad (se debe cargar por separado el dia, el mes y el año)</text:p>
      <text:p text:style-name="P3">&lt;script&gt;</text:p>
      <text:p text:style-name="P4"><text:s text:c="2"/>var dia,mes,año;</text:p>
      <text:p text:style-name="P4"><text:s text:c="2"/>dia=prompt('Ingrese día','');</text:p>
      <text:p text:style-name="P4"><text:s text:c="2"/>dia=parseInt(dia);</text:p>
      <text:p text:style-name="P4"><text:s text:c="2"/>mes=prompt('Ingrese mes','');</text:p>
      <text:p text:style-name="P4"><text:s text:c="2"/>mes=parseInt(mes);</text:p>
      <text:p text:style-name="P4"><text:s text:c="2"/>año=prompt('Ingrese año','');</text:p>
      <text:p text:style-name="P4"><text:s text:c="2"/>año=parseInt(año);</text:p>
      <text:p text:style-name="P4"><text:soft-page-break/><text:s text:c="2"/>if (dia==25 &amp;&amp; mes==12)</text:p>
      <text:p text:style-name="P4"><text:s text:c="2"/>{</text:p>
      <text:p text:style-name="P4"><text:s text:c="4"/>document.write('La fecha ingresada corresponde a navidad');</text:p>
      <text:p text:style-name="P4"><text:s text:c="2"/>}</text:p>
      <text:p text:style-name="P4"><text:s text:c="2"/>else</text:p>
      <text:p text:style-name="P4"><text:s text:c="2"/>{</text:p>
      <text:p text:style-name="P4"><text:s text:c="4"/>document.write('La fecha ingresada no corresponde a navidad');</text:p>
      <text:p text:style-name="P4"><text:s text:c="2"/>}</text:p>
      <text:p text:style-name="P4">&lt;/script&gt;</text:p>
      <text:p text:style-name="P2"/>
      <text:p text:style-name="P2"><text:s text:c="4"/>Se ingresan tres valores por teclado, si todos son iguales se imprime la suma del primero con el segundo y a este resultado se lo multiplica por el tercero (tener en cuenta que puede haber tres condiciones simples)</text:p>
      <text:p text:style-name="P3">&lt;script&gt;</text:p>
      <text:p text:style-name="P4"><text:s text:c="2"/>var num1,num2,num3;</text:p>
      <text:p text:style-name="P4"><text:s text:c="2"/>num1=prompt('Ingrese primer valor','');</text:p>
      <text:p text:style-name="P4"><text:s text:c="2"/>num1=parseInt(num1);</text:p>
      <text:p text:style-name="P4"><text:s text:c="2"/>num2=prompt('Ingrese segundo valor','');</text:p>
      <text:p text:style-name="P4"><text:s text:c="2"/>num2=parseInt(num2);</text:p>
      <text:p text:style-name="P4"><text:s text:c="2"/>num3=prompt('Ingrese tercer valor','');</text:p>
      <text:p text:style-name="P4"><text:s text:c="2"/>num3=parseInt(num3);</text:p>
      <text:p text:style-name="P4"><text:s text:c="2"/>if (num1==num2 &amp;&amp; num1==num3)</text:p>
      <text:p text:style-name="P4"><text:s text:c="2"/>{</text:p>
      <text:p text:style-name="P4"><text:s text:c="4"/>var resu=(num1+num2)*num3;</text:p>
      <text:p text:style-name="P4"><text:s text:c="4"/>document.write('La suma de los dos primeros valores y multiplicado dicha suma por el tercero es:'+resu);</text:p>
      <text:p text:style-name="P4"><text:s text:c="2"/>}</text:p>
      <text:p text:style-name="P4">&lt;/script&gt;</text:p>
      <text:p text:style-name="P2"/>
      <text:p text:style-name="P2"><text:s text:c="4"/>Se ingresan por teclado tres números, si todos los valores ingresados son menores a 10, imprimir en la página la leyenda ' Todos los números son menores a diez'.</text:p>
      <text:p text:style-name="P3">&lt;script&gt;</text:p>
      <text:p text:style-name="P4"><text:s text:c="2"/>var num1,num2,num3;</text:p>
      <text:p text:style-name="P4"><text:s text:c="2"/>num1=prompt('Ingrese primer valor','');</text:p>
      <text:p text:style-name="P4"><text:s text:c="2"/>num1=parseInt(num1);</text:p>
      <text:p text:style-name="P4"><text:s text:c="2"/>num2=prompt('Ingrese segundo valor','');</text:p>
      <text:p text:style-name="P4"><text:s text:c="2"/>num2=parseInt(num2);</text:p>
      <text:p text:style-name="P4"><text:s text:c="2"/>num3=prompt('Ingrese tercer valor','');</text:p>
      <text:p text:style-name="P4"><text:s text:c="2"/>num3=parseInt(num3);</text:p>
      <text:p text:style-name="P4"><text:s text:c="2"/>if (num1&lt;10 &amp;&amp; num2&lt;10 &amp;&amp; num3&lt;10)</text:p>
      <text:p text:style-name="P4"><text:s text:c="2"/>{</text:p>
      <text:p text:style-name="P4"><text:s text:c="4"/>document.write('Todos los números ingresados son menores a 10.');</text:p>
      <text:p text:style-name="P4"><text:s text:c="2"/>}</text:p>
      <text:p text:style-name="P4"><text:soft-page-break/>&lt;/script&gt;</text:p>
      <text:p text:style-name="P2"/>
      <text:p text:style-name="P2"><text:s text:c="4"/>Escribir un programa que pida ingresar la coordenada de un punto en el plano, es decir dos valores enteros x e y.</text:p>
      <text:p text:style-name="P2"><text:s/>Posteriormente imprimir en pantalla en qué cuadrante se ubica dicho punto. (1º Cuadrante si x &gt; 0 Y y &gt; 0 , 2º Cuadrante: x &lt; 0 Y y &gt; 0, etc.)</text:p>
      <text:p text:style-name="P3">&lt;script&gt;</text:p>
      <text:p text:style-name="P4"><text:s text:c="2"/>var x,y;</text:p>
      <text:p text:style-name="P4"><text:s text:c="2"/>x=prompt('Ingrese coordenada x','');</text:p>
      <text:p text:style-name="P4"><text:s text:c="2"/>x=parseInt(x);</text:p>
      <text:p text:style-name="P4"><text:s text:c="2"/>y=prompt('Ingrese coordenada y','');</text:p>
      <text:p text:style-name="P4"><text:s text:c="2"/>y=parseInt(y);</text:p>
      <text:p text:style-name="P4"><text:s text:c="2"/>if (x&gt;0 &amp;&amp; y&gt;0)</text:p>
      <text:p text:style-name="P4"><text:s text:c="2"/>{</text:p>
      <text:p text:style-name="P4"><text:s text:c="4"/>document.write('Se encuentra en el primer cuadrante');</text:p>
      <text:p text:style-name="P4"><text:s text:c="2"/>}</text:p>
      <text:p text:style-name="P4"><text:s text:c="2"/>else</text:p>
      <text:p text:style-name="P4"><text:s text:c="2"/>{</text:p>
      <text:p text:style-name="P4"><text:s text:c="4"/>if (x&lt;0 &amp;&amp; y&gt;0)</text:p>
      <text:p text:style-name="P4"><text:s text:c="4"/>{</text:p>
      <text:p text:style-name="P4"><text:s text:c="6"/>document.write('Se encuentra en el segundo cuadrante');</text:p>
      <text:p text:style-name="P4"><text:s text:c="4"/>}</text:p>
      <text:p text:style-name="P4"><text:s text:c="4"/>else</text:p>
      <text:p text:style-name="P4"><text:s text:c="4"/>{</text:p>
      <text:p text:style-name="P4"><text:s text:c="6"/>if (x&lt;0 &amp;&amp; y&lt;0)</text:p>
      <text:p text:style-name="P4"><text:s text:c="6"/>{</text:p>
      <text:p text:style-name="P4"><text:s text:c="8"/>document.write('Se encuentra en el tercer cuadrante'); <text:s text:c="7"/></text:p>
      <text:p text:style-name="P4"><text:s text:c="6"/>}</text:p>
      <text:p text:style-name="P4"><text:s text:c="6"/>else</text:p>
      <text:p text:style-name="P4"><text:s text:c="6"/>{</text:p>
      <text:p text:style-name="P4"><text:s text:c="8"/>if (x&gt;0 &amp;&amp; y&lt;0)</text:p>
      <text:p text:style-name="P4"><text:s text:c="8"/>{</text:p>
      <text:p text:style-name="P4"><text:s text:c="10"/>document.write('Se encuentra en el cuarto cuadrante');</text:p>
      <text:p text:style-name="P4"><text:s text:c="8"/>}</text:p>
      <text:p text:style-name="P4"><text:s text:c="8"/>else</text:p>
      <text:p text:style-name="P4"><text:s text:c="8"/>{</text:p>
      <text:p text:style-name="P4"><text:s text:c="10"/>document.write('Se encuentra sobre un eje');</text:p>
      <text:p text:style-name="P4"><text:s text:c="8"/>}</text:p>
      <text:p text:style-name="P4"><text:s text:c="6"/>}</text:p>
      <text:p text:style-name="P4"><text:s text:c="4"/>}</text:p>
      <text:p text:style-name="P4"><text:s text:c="2"/>}</text:p>
      <text:p text:style-name="P4">&lt;/script&gt;</text:p>
      <text:p text:style-name="P2"/>
      <text:p text:style-name="P2"><text:s text:c="3"/></text:p>
      <text:p text:style-name="P2"><text:soft-page-break/><text:s text:c="4"/>De un operario se conoce su sueldo y los años de antigüedad. Se pide confeccionar un programa que lea los datos de entrada e informe</text:p>
      <text:p text:style-name="P2"><text:s text:c="4"/>a) Si el sueldo es inferior a 500 y su antigüedad es igual o superior a 10 años, otorgarle un aumento del 20 %, mostrar el sueldo a pagar.</text:p>
      <text:p text:style-name="P2"><text:s text:c="4"/>b) Si el sueldo es inferior a 500 pero su antigüedad es menor a 10 años, otorgarle un aumento de 5 %.</text:p>
      <text:p text:style-name="P2">c) Si el sueldo es mayor o igual a 500 mostrar el sueldo en la página sin cambios.</text:p>
      <text:p text:style-name="P3">&lt;script&gt;</text:p>
      <text:p text:style-name="P4"><text:s text:c="2"/>var sueldo,antiguedad;</text:p>
      <text:p text:style-name="P4"><text:s text:c="2"/>sueldo=prompt('Ingrese el sueldo del empleado','');</text:p>
      <text:p text:style-name="P4"><text:s text:c="2"/>sueldo=parseInt(sueldo);</text:p>
      <text:p text:style-name="P4"><text:s text:c="2"/>antiguedad=prompt('Ingrese la antigüedad del empleado','');</text:p>
      <text:p text:style-name="P4"><text:s text:c="2"/>antiguedad=parseInt(antiguedad);</text:p>
      <text:p text:style-name="P4"><text:s text:c="2"/>if (sueldo&lt;500 &amp;&amp; antiguedad&gt;=10)</text:p>
      <text:p text:style-name="P4"><text:s text:c="2"/>{</text:p>
      <text:p text:style-name="P4"><text:s text:c="4"/>document.write('Se le otorga un aumento del 20%');</text:p>
      <text:p text:style-name="P4"><text:s text:c="4"/>document.write('&lt;br&gt;');</text:p>
      <text:p text:style-name="P4"><text:s text:c="4"/>var sueldototal=sueldo+sueldo*0.20; </text:p>
      <text:p text:style-name="P4"><text:s text:c="4"/>document.write('El sueldo total es:'+sueldototal);</text:p>
      <text:p text:style-name="P4"><text:s text:c="2"/>}</text:p>
      <text:p text:style-name="P4"><text:s text:c="2"/>else</text:p>
      <text:p text:style-name="P4"><text:s text:c="2"/>{</text:p>
      <text:p text:style-name="P4"><text:s text:c="4"/>if (sueldo&lt;500 &amp;&amp; antiguedad&lt;10)</text:p>
      <text:p text:style-name="P4"><text:s text:c="4"/>{</text:p>
      <text:p text:style-name="P4"><text:s text:c="6"/>document.write('Se le otorga un aumento del 5%');</text:p>
      <text:p text:style-name="P4"><text:s text:c="6"/>document.write('&lt;br&gt;');</text:p>
      <text:p text:style-name="P4"><text:s text:c="6"/>var sueldototal=sueldo+sueldo*0.05; </text:p>
      <text:p text:style-name="P4"><text:s text:c="6"/>document.write('El sueldo total es:'+sueldototal);</text:p>
      <text:p text:style-name="P4"><text:s text:c="4"/>}</text:p>
      <text:p text:style-name="P4"><text:s text:c="4"/>else </text:p>
      <text:p text:style-name="P4"><text:s text:c="4"/>{</text:p>
      <text:p text:style-name="P4"><text:s text:c="6"/>document.write('El sueldo queda sin cambios:'+sueldo); <text:s text:c="5"/></text:p>
      <text:p text:style-name="P4"><text:s text:c="4"/>}</text:p>
      <text:p text:style-name="P4"><text:s text:c="2"/>}</text:p>
      <text:p text:style-name="P4">&lt;/script&gt;</text:p>
      <text:p text:style-name="P2"/>
      <text:p text:style-name="P2"/>
      <text:p text:style-name="P2">.-<text:span text:style-name="T3">Operadores lógicos || (o) en las estructuras condicionales. <text:s text:c="2"/>(seccion 1 linea10)</text:span></text:p>
      <text:p text:style-name="P12">Se carga una fecha (día, mes y año) por teclado. Mostrar un mensaje si corresponde al primer trimestre del año (enero, febrero o marzo).</text:p>
      <text:p text:style-name="P10"><text:soft-page-break/>Cargar por teclado el valor numérico del día, mes y año por separado.</text:p>
      <text:p text:style-name="P17">&lt;script&gt;</text:p>
      <text:p text:style-name="P14"><text:s text:c="2"/><text:span text:style-name="T1">var dia,mes,año;</text:span></text:p>
      <text:p text:style-name="P14"><text:s text:c="2"/><text:span text:style-name="T1">dia=prompt('Ingrese día:','');</text:span></text:p>
      <text:p text:style-name="P14"><text:s text:c="2"/><text:span text:style-name="T1">mes=prompt('Ingrese mes:','');</text:span></text:p>
      <text:p text:style-name="P14"><text:s text:c="2"/><text:span text:style-name="T1">año=prompt('Ingrese año:','');</text:span></text:p>
      <text:p text:style-name="P14"><text:s text:c="2"/><text:span text:style-name="T1">dia=parseInt(dia);</text:span></text:p>
      <text:p text:style-name="P14"><text:s text:c="2"/><text:span text:style-name="T1">mes=parseInt(mes);</text:span></text:p>
      <text:p text:style-name="P14"><text:s text:c="2"/><text:span text:style-name="T1">año=parseInt(año);</text:span></text:p>
      <text:p text:style-name="P14"><text:s text:c="2"/><text:span text:style-name="T1">if (mes==1 || mes==2 || mes==3)</text:span></text:p>
      <text:p text:style-name="P14"><text:s text:c="2"/><text:span text:style-name="T1">{</text:span></text:p>
      <text:p text:style-name="P14"><text:s text:c="4"/><text:span text:style-name="T1">document.write('corresponde al primer trimestre del año.');</text:span></text:p>
      <text:p text:style-name="P14"><text:s text:c="2"/><text:span text:style-name="T1">}</text:span></text:p>
      <text:p text:style-name="P13">&lt;/script&gt;</text:p>
      <text:p text:style-name="P2"/>
      <text:p text:style-name="P2">Se ingresan por teclado tres números, si al menos uno de los valores ingresados es menores a 10, imprimir en la página la leyenda 'Alguno de los números son menores a diez'. </text:p>
      <text:p text:style-name="P3">&lt;script&gt;</text:p>
      <text:p text:style-name="P4"><text:s text:c="2"/>var num1,num2,num3;</text:p>
      <text:p text:style-name="P4"><text:s text:c="2"/>num1=prompt('Ingrese primer valor','');</text:p>
      <text:p text:style-name="P4"><text:s text:c="2"/>num1=parseInt(num1);</text:p>
      <text:p text:style-name="P4"><text:s text:c="2"/>num2=prompt('Ingrese segundo valor','');</text:p>
      <text:p text:style-name="P4"><text:s text:c="2"/>num2=parseInt(num2);</text:p>
      <text:p text:style-name="P4"><text:s text:c="2"/>num3=prompt('Ingrese tercer valor','');</text:p>
      <text:p text:style-name="P4"><text:s text:c="2"/>num3=parseInt(num3);</text:p>
      <text:p text:style-name="P4"><text:s text:c="2"/>if (num1&lt;10 || num2&lt;10 || num3&lt;10)</text:p>
      <text:p text:style-name="P4"><text:s text:c="2"/>{</text:p>
      <text:p text:style-name="P4"><text:s text:c="4"/>document.write('Alguno de los números es menor a diez');</text:p>
      <text:p text:style-name="P4"><text:s text:c="2"/>}</text:p>
      <text:p text:style-name="P4">&lt;/scrip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7:23:37.661619168</meta:creation-date>
    <dc:date>2018-06-10T07:45:07.894816475</dc:date>
    <meta:editing-duration>PT15M56S</meta:editing-duration>
    <meta:editing-cycles>4</meta:editing-cycles>
    <meta:generator>LibreOffice/5.1.6.2$Linux_X86_64 LibreOffice_project/10m0$Build-2</meta:generator>
    <meta:document-statistic meta:table-count="0" meta:image-count="0" meta:object-count="0" meta:page-count="14" meta:paragraph-count="493" meta:word-count="1838" meta:character-count="15157" meta:non-whitespace-character-count="12541"/>
  </office:meta>
</office:document-meta>
</file>